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bdb" officeooo:paragraph-rsid="000a0bdb"/>
    </style:style>
    <style:style style:name="P2" style:family="paragraph" style:parent-style-name="Standard">
      <style:text-properties officeooo:rsid="000be2f0" officeooo:paragraph-rsid="000be2f0"/>
    </style:style>
    <style:style style:name="P3" style:family="paragraph" style:parent-style-name="Standard">
      <style:text-properties officeooo:rsid="000d4aa0" officeooo:paragraph-rsid="000d4aa0"/>
    </style:style>
    <style:style style:name="T1" style:family="text">
      <style:text-properties officeooo:rsid="000bc7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\ snap the points to the following grid</text:p>
      <text:p text:style-name="P1">Grid 0.05um 0.05um </text:p>
      <text:p text:style-name="P1">grid</text:p>
      <text:p text:style-name="P1">snap user</text:p>
      <text:p text:style-name="P1"/>
      <text:p text:style-name="P1">\\ enable all design rules</text:p>
      <text:p text:style-name="P1">drc style drc(full)</text:p>
      <text:p text:style-name="P1"/>
      <text:p text:style-name="P1">\\ check reason for drc violation</text:p>
      <text:p text:style-name="P1">drc why</text:p>
      <text:p text:style-name="P1"/>
      <text:p text:style-name="P1">\\ shortcuts</text:p>
      <text:p text:style-name="P1">zoom out - shift+z </text:p>
      <text:p text:style-name="P1">zoom in - z </text:p>
      <text:p text:style-name="P1">zoom to cell size - ctrl + z</text:p>
      <text:p text:style-name="P3">select all - s</text:p>
      <text:p text:style-name="P3"/>
      <text:p text:style-name="P3"/>
      <text:p text:style-name="P1">\\ set box to polysilicon</text:p>
      <text:p text:style-name="P1">paint poly <text:span text:style-name="T1">(or select already existing poly and then click inside box)</text:span></text:p>
      <text:p text:style-name="P1">\\ remove polysilicon</text:p>
      <text:p text:style-name="P1">erase poly <text:span text:style-name="T1">(or click middle mouse button)</text:span></text:p>
      <text:p text:style-name="P1"/>
      <text:p text:style-name="P2">\\ put n diffusion</text:p>
      <text:p text:style-name="P2">paint ndiff</text:p>
      <text:p text:style-name="P2">\\ local interconnect</text:p>
      <text:p text:style-name="P2">paint li</text:p>
      <text:p text:style-name="P2">\\ n diffusion contact</text:p>
      <text:p text:style-name="P2">paint ndc</text:p>
      <text:p text:style-name="P2">\\ p substrate diffusion</text:p>
      <text:p text:style-name="P2">paint psd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20:05:55.338922601</meta:creation-date>
    <dc:date>2024-08-22T22:54:01.614368170</dc:date>
    <meta:editing-duration>PT2H6M</meta:editing-duration>
    <meta:editing-cycles>3</meta:editing-cycles>
    <meta:generator>LibreOffice/24.2.5.2$Linux_X86_64 LibreOffice_project/d6e8b0f3fc6e8af2b00cf4969fd0d2fa45b9a62e</meta:generator>
    <meta:document-statistic meta:table-count="0" meta:image-count="0" meta:object-count="0" meta:page-count="1" meta:paragraph-count="25" meta:word-count="102" meta:character-count="521" meta:non-whitespace-character-count="441"/>
  </office:meta>
</office:document-meta>
</file>